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7-0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11-0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6-0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30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71796363636" calcext:value-type="float">
            <text:p>45.73717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53602758621" calcext:value-type="float">
            <text:p>45.72536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91008" calcext:value-type="float">
            <text:p>45.73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3784827586" calcext:value-type="float">
            <text:p>45.71337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74027586207" calcext:value-type="float">
            <text:p>45.6974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4224" calcext:value-type="float">
            <text:p>45.7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86184827586" calcext:value-type="float">
            <text:p>45.72861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01168" calcext:value-type="float">
            <text:p>45.7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3462" calcext:value-type="float">
            <text:p>45.733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91744" calcext:value-type="float">
            <text:p>45.76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06750344828" calcext:value-type="float">
            <text:p>45.76067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74898064516" calcext:value-type="float">
            <text:p>45.7674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9739354839" calcext:value-type="float">
            <text:p>45.744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5704" calcext:value-type="float">
            <text:p>45.76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2656" calcext:value-type="float">
            <text:p>45.76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4208" calcext:value-type="float">
            <text:p>45.75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92596129032" calcext:value-type="float">
            <text:p>45.7692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7176774194" calcext:value-type="float">
            <text:p>45.7717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6352" calcext:value-type="float">
            <text:p>45.74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9282580645" calcext:value-type="float">
            <text:p>45.7359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9464" calcext:value-type="float">
            <text:p>45.7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52572903226" calcext:value-type="float">
            <text:p>45.7752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29194285714" calcext:value-type="float">
            <text:p>45.7829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8905806452" calcext:value-type="float">
            <text:p>45.7908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27009032258" calcext:value-type="float">
            <text:p>45.7727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05547586207" calcext:value-type="float">
            <text:p>45.77055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3747096774" calcext:value-type="float">
            <text:p>45.7683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38912" calcext:value-type="float">
            <text:p>45.7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62116129032" calcext:value-type="float">
            <text:p>45.766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5956129032" calcext:value-type="float">
            <text:p>45.7905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90576" calcext:value-type="float">
            <text:p>45.74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9716129032" calcext:value-type="float">
            <text:p>45.750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62356" calcext:value-type="float">
            <text:p>45.77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6535483871" calcext:value-type="float">
            <text:p>45.776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37605714286" calcext:value-type="float">
            <text:p>45.7637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4012903226" calcext:value-type="float">
            <text:p>45.784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93648" calcext:value-type="float">
            <text:p>45.8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5372" calcext:value-type="float">
            <text:p>45.77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86407741935" calcext:value-type="float">
            <text:p>45.7586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0032" calcext:value-type="float">
            <text:p>45.77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2717419355" calcext:value-type="float">
            <text:p>45.7802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67610322581" calcext:value-type="float">
            <text:p>45.7867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20472" calcext:value-type="float">
            <text:p>45.74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52110967742" calcext:value-type="float">
            <text:p>45.7252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9972" calcext:value-type="float">
            <text:p>45.74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27587096774" calcext:value-type="float">
            <text:p>45.79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1311428571" calcext:value-type="float">
            <text:p>45.7351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8756129032" calcext:value-type="float">
            <text:p>45.7448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4492903226" calcext:value-type="float">
            <text:p>45.7874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9204" calcext:value-type="float">
            <text:p>45.76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45458064516" calcext:value-type="float">
            <text:p>45.834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3284" calcext:value-type="float">
            <text:p>45.83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62172903226" calcext:value-type="float">
            <text:p>45.8362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79068" calcext:value-type="float">
            <text:p>45.837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62172903226" calcext:value-type="float">
            <text:p>45.8362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5728" calcext:value-type="float">
            <text:p>45.83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9256" calcext:value-type="float">
            <text:p>45.83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1619862069" calcext:value-type="float">
            <text:p>45.83161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7783225806" calcext:value-type="float">
            <text:p>45.8267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50895483871" calcext:value-type="float">
            <text:p>45.785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2064" calcext:value-type="float">
            <text:p>45.7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09310967742" calcext:value-type="float">
            <text:p>45.7709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34848" calcext:value-type="float">
            <text:p>45.76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49504" calcext:value-type="float">
            <text:p>45.75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54655483871" calcext:value-type="float">
            <text:p>45.745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35128" calcext:value-type="float">
            <text:p>45.73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01272258064" calcext:value-type="float">
            <text:p>45.7301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5984" calcext:value-type="float">
            <text:p>45.73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9282580645" calcext:value-type="float">
            <text:p>45.7359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3622" calcext:value-type="float">
            <text:p>45.74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11682580645" calcext:value-type="float">
            <text:p>45.7511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84152258065" calcext:value-type="float">
            <text:p>45.7484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12928" calcext:value-type="float">
            <text:p>45.75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98900645161" calcext:value-type="float">
            <text:p>45.7498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78372413793" calcext:value-type="float">
            <text:p>45.7578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9189677419" calcext:value-type="float">
            <text:p>45.7599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44129032258" calcext:value-type="float">
            <text:p>45.754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24104" calcext:value-type="float">
            <text:p>45.75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15037419355" calcext:value-type="float">
            <text:p>45.7315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24384" calcext:value-type="float">
            <text:p>45.7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45922580645" calcext:value-type="float">
            <text:p>45.714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57397142857" calcext:value-type="float">
            <text:p>45.7057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0260645161" calcext:value-type="float">
            <text:p>45.6950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4468" calcext:value-type="float">
            <text:p>45.6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1848" calcext:value-type="float">
            <text:p>45.64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96344" calcext:value-type="float">
            <text:p>45.63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56212" calcext:value-type="float">
            <text:p>45.635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98381935484" calcext:value-type="float">
            <text:p>45.6298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35455483871" calcext:value-type="float">
            <text:p>45.623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8908" calcext:value-type="float">
            <text:p>45.61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0231483871" calcext:value-type="float">
            <text:p>45.6302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33352" calcext:value-type="float">
            <text:p>45.63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24350967742" calcext:value-type="float">
            <text:p>45.6124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72537142857" calcext:value-type="float">
            <text:p>45.6272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27878709678" calcext:value-type="float">
            <text:p>45.632787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43494193548" calcext:value-type="float">
            <text:p>45.6643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85366896552" calcext:value-type="float">
            <text:p>45.67853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1690322581" calcext:value-type="float">
            <text:p>45.622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48744" calcext:value-type="float">
            <text:p>45.65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14402580645" calcext:value-type="float">
            <text:p>45.6414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65241290323" calcext:value-type="float">
            <text:p>45.6365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3256" calcext:value-type="float">
            <text:p>45.60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21806451613" calcext:value-type="float">
            <text:p>45.59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7826" calcext:value-type="float">
            <text:p>45.59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27705806452" calcext:value-type="float">
            <text:p>45.5927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73442758621" calcext:value-type="float">
            <text:p>45.59734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42049032258" calcext:value-type="float">
            <text:p>45.614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08214193548" calcext:value-type="float">
            <text:p>45.6308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58752" calcext:value-type="float">
            <text:p>45.6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87855483871" calcext:value-type="float">
            <text:p>45.638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29592" calcext:value-type="float">
            <text:p>45.67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7953548387" calcext:value-type="float">
            <text:p>45.6557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40949677419" calcext:value-type="float">
            <text:p>45.6440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6756" calcext:value-type="float">
            <text:p>45.613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45981935484" calcext:value-type="float">
            <text:p>45.614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45812413793" calcext:value-type="float">
            <text:p>45.61458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32996" calcext:value-type="float">
            <text:p>45.653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60903225807" calcext:value-type="float">
            <text:p>45.656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8503225807" calcext:value-type="float">
            <text:p>45.640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13464" calcext:value-type="float">
            <text:p>45.62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85021935484" calcext:value-type="float">
            <text:p>45.608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05412" calcext:value-type="float">
            <text:p>45.630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1187096774" calcext:value-type="float">
            <text:p>45.625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09891612903" calcext:value-type="float">
            <text:p>45.6209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11432" calcext:value-type="float">
            <text:p>45.62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45287741936" calcext:value-type="float">
            <text:p>45.6245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24488" calcext:value-type="float">
            <text:p>45.60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6136" calcext:value-type="float">
            <text:p>45.62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55417142857" calcext:value-type="float">
            <text:p>45.64554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7098064516" calcext:value-type="float">
            <text:p>45.6227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6548571429" calcext:value-type="float">
            <text:p>45.6436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12676" calcext:value-type="float">
            <text:p>45.651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9708" calcext:value-type="float">
            <text:p>45.6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1288" calcext:value-type="float">
            <text:p>45.6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9228" calcext:value-type="float">
            <text:p>45.6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7036" calcext:value-type="float">
            <text:p>45.6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7516" calcext:value-type="float">
            <text:p>45.6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40" meta:object-count="0"/>
    <meta:user-defined meta:name="AppVersion">3.0</meta:user-defined>
  </office:meta>
</office:document-meta>
</file>